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ui-sans-serif" svg:font-family="ui-sans-serif, apple-system, system-ui, 'Segoe UI', Roboto, Ubuntu, Cantarell, 'Noto Sans', sans-serif, Helvetica, 'Apple Color Emoji', Arial,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41712" officeooo:paragraph-rsid="00041712" style:font-size-asian="20pt" style:font-size-complex="20pt"/>
    </style:style>
    <style:style style:name="P2" style:family="paragraph" style:parent-style-name="Standard">
      <style:paragraph-properties fo:text-align="center" style:justify-single-word="false"/>
      <style:text-properties fo:font-size="20pt" style:text-underline-style="none" fo:font-weight="normal" officeooo:rsid="00041712" officeooo:paragraph-rsid="00041712"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32pt" style:text-underline-style="solid" style:text-underline-width="auto" style:text-underline-color="font-color" fo:font-weight="bold" officeooo:rsid="00041712" officeooo:paragraph-rsid="00041712"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32pt" style:text-underline-style="solid" style:text-underline-width="auto" style:text-underline-color="font-color" fo:font-weight="bold" officeooo:rsid="00041712" officeooo:paragraph-rsid="00041712" style:font-size-asian="28pt" style:font-weight-asian="bold" style:font-size-complex="32pt" style:font-weight-complex="bold"/>
    </style:style>
    <style:style style:name="P5" style:family="paragraph" style:parent-style-name="Standard">
      <style:paragraph-properties fo:text-align="center" style:justify-single-word="false"/>
      <style:text-properties fo:font-variant="normal" fo:text-transform="none" fo:color="#0d0d0d" loext:opacity="100%" style:font-name="ui-sans-serif" fo:font-size="20pt" fo:letter-spacing="normal" fo:font-style="normal" style:text-underline-style="none" fo:font-weight="normal" officeooo:rsid="00041712" officeooo:paragraph-rsid="00041712" style:font-size-asian="20pt" style:font-weight-asian="bold" style:font-size-complex="20pt" style:font-weight-complex="bold"/>
    </style:style>
    <style:style style:name="P6" style:family="paragraph" style:parent-style-name="Text_20_body">
      <style:paragraph-properties fo:text-align="center" style:justify-single-word="false"/>
      <style:text-properties fo:font-size="24pt" style:text-underline-style="solid" style:text-underline-width="auto" style:text-underline-color="font-color" fo:font-weight="bold" officeooo:rsid="00041712" officeooo:paragraph-rsid="00041712" style:font-size-asian="21pt" style:font-weight-asian="bold" style:font-size-complex="24pt" style:font-weight-complex="bold" loext:padding="0.049cm" loext:border="0.06pt solid #e3e3e3"/>
    </style:style>
    <style:style style:name="P7" style:family="paragraph" style:parent-style-name="Text_20_body">
      <style:text-properties fo:font-size="20pt" style:font-size-asian="20pt" style:font-size-complex="20pt"/>
    </style:style>
    <style:style style:name="P8" style:family="paragraph" style:parent-style-name="Text_20_body">
      <style:paragraph-properties fo:text-align="center" style:justify-single-word="false"/>
      <style:text-properties fo:font-size="20pt" officeooo:rsid="00041712" officeooo:paragraph-rsid="00041712" style:font-size-asian="20pt" style:font-size-complex="20pt" loext:padding="0.049cm" loext:border="0.06pt solid #e3e3e3"/>
    </style:style>
    <style:style style:name="P9" style:family="paragraph" style:parent-style-name="Text_20_body">
      <style:paragraph-properties fo:text-align="center" style:justify-single-word="false"/>
      <style:text-properties fo:font-size="20pt" officeooo:paragraph-rsid="00041712" style:font-size-asian="20pt" style:font-size-complex="20pt" loext:padding="0.049cm" loext:border="0.06pt solid #e3e3e3"/>
    </style:style>
    <style:style style:name="P10" style:family="paragraph" style:parent-style-name="Text_20_body">
      <style:paragraph-properties fo:text-align="center" style:justify-single-word="false"/>
      <style:text-properties fo:font-size="20pt" style:font-size-asian="20pt" style:font-size-complex="20pt"/>
    </style:style>
    <style:style style:name="P11" style:family="paragraph" style:parent-style-name="Text_20_body">
      <style:paragraph-properties fo:text-align="center" style:justify-single-word="false"/>
      <style:text-properties fo:font-size="20pt" officeooo:paragraph-rsid="00041712" style:font-size-asian="20pt" style:font-size-complex="20pt"/>
    </style:style>
    <style:style style:name="P12" style:family="paragraph" style:parent-style-name="Text_20_body">
      <style:paragraph-properties fo:text-align="center" style:justify-single-word="false"/>
      <style:text-properties fo:font-size="20pt" style:text-underline-style="none" fo:font-weight="normal" officeooo:rsid="00041712" officeooo:paragraph-rsid="00041712" style:font-size-asian="20pt" style:font-weight-asian="normal" style:font-size-complex="20pt" style:font-weight-complex="normal"/>
    </style:style>
    <style:style style:name="P13" style:family="paragraph" style:parent-style-name="Text_20_body">
      <style:paragraph-properties fo:text-align="center" style:justify-single-word="false"/>
      <style:text-properties fo:font-size="32pt" officeooo:paragraph-rsid="00041712" style:font-size-asian="32pt" style:font-size-complex="32pt"/>
    </style:style>
    <style:style style:name="P14" style:family="paragraph" style:parent-style-name="Text_20_body">
      <style:paragraph-properties fo:padding="0.049cm" fo:border="0.06pt solid #e3e3e3"/>
      <style:text-properties fo:font-size="20pt" style:font-size-asian="20pt" style:font-size-complex="20pt"/>
    </style:style>
    <style:style style:name="P15" style:family="paragraph" style:parent-style-name="Text_20_body">
      <style:paragraph-properties fo:padding="0.049cm" fo:border="0.06pt solid #e3e3e3"/>
      <style:text-properties fo:font-size="20pt" style:font-size-asian="20pt" style:font-size-complex="20pt" loext:padding="0.049cm" loext:border="0.06pt solid #e3e3e3"/>
    </style:style>
    <style:style style:name="P16" style:family="paragraph" style:parent-style-name="Text_20_body">
      <style:paragraph-properties fo:text-align="center" style:justify-single-word="false" fo:padding="0.049cm" fo:border="0.06pt solid #e3e3e3"/>
      <style:text-properties fo:font-size="20pt" style:font-size-asian="20pt" style:font-size-complex="20pt" loext:padding="0.049cm" loext:border="0.06pt solid #e3e3e3"/>
    </style:style>
    <style:style style:name="P17" style:family="paragraph" style:parent-style-name="Text_20_body" style:list-style-name="L1">
      <style:paragraph-properties fo:padding="0.049cm" fo:border="0.06pt solid #e3e3e3"/>
    </style:style>
    <style:style style:name="P18" style:family="paragraph" style:parent-style-name="Text_20_body" style:list-style-name="L2">
      <style:paragraph-properties fo:padding="0.049cm" fo:border="0.06pt solid #e3e3e3"/>
    </style:style>
    <style:style style:name="P19" style:family="paragraph" style:parent-style-name="Text_20_body">
      <style:paragraph-properties fo:margin-top="0cm" fo:margin-bottom="0cm" style:contextual-spacing="false"/>
      <style:text-properties fo:font-size="20pt" style:font-size-asian="20pt" style:font-size-complex="20pt" loext:padding="0.049cm" loext:border="0.06pt solid #e3e3e3"/>
    </style:style>
    <style:style style:name="T1" style:family="text">
      <style:text-properties loext:padding="0.049cm" loext:border="0.06pt solid #e3e3e3"/>
    </style:style>
    <style:style style:name="T2" style:family="text">
      <style:text-properties fo:font-size="20pt" style:font-size-asian="20pt" style:font-size-complex="20pt"/>
    </style:style>
    <style:style style:name="T3" style:family="text">
      <style:text-properties fo:font-size="20pt" style:font-size-asian="20pt" style:font-size-complex="20pt" loext:padding="0.049cm" loext:border="0.06pt solid #e3e3e3"/>
    </style:style>
    <style:style style:name="T4" style:family="text">
      <style:text-properties fo:font-size="24pt" style:text-underline-style="solid" style:text-underline-width="auto" style:text-underline-color="font-color" fo:font-weight="bold" officeooo:rsid="00041712" style:font-size-asian="21pt" style:font-weight-asian="bold" style:font-size-complex="24pt" style:font-weight-complex="bold" loext:padding="0.049cm" loext:border="0.06pt solid #e3e3e3"/>
    </style:style>
    <style:style style:name="T5" style:family="text">
      <style:text-properties style:text-underline-style="solid" style:text-underline-width="auto" style:text-underline-color="font-color" fo:font-weight="bold" officeooo:rsid="00041712" style:font-weight-asian="bold" style:font-weight-complex="bold" loext:padding="0.049cm" loext:border="0.06pt solid #e3e3e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sca de Abacaxi </text:p>
      <text:p text:style-name="P1"/>
      <text:p text:style-name="P9">A casca do abacaxi, muitas vezes ignorada e descartada, é na verdade uma parte da fruta que pode surpreender em termos de benefícios. Apesar de sua textura fibrosa e resistente, ela contém uma boa quantidade de fibras que são ótimas para a digestão. Além disso, é uma fonte de várias vitaminas essenciais, como a vitamina C, que ajuda na imunidade e na absorção de ferro, e minerais como manganês e cobre, importantes para o metabolismo.</text:p>
      <text:p text:style-name="P10">Na culinária, embora não seja tão comum, a casca do abacaxi pode ser utilizada de maneiras criativas. Pode ser cozida para fazer chá, transformada em compotas ou até mesmo adicionada em preparações salgadas para dar um toque diferente.</text:p>
      <text:p text:style-name="P11">No entanto, é crucial lembrar de lavar bem a casca antes de usar, especialmente se não for orgânica, para remover qualquer resíduo de pesticida qveitar ao máximo todos os aspectos nutritivos dessa fruta tropical, reduzindo o desperdício alimentar ao mesmo tempo.</text:p>
      <text:p text:style-name="P6"/>
      <text:p text:style-name="P13"><text:span text:style-name="T5">Benefícios :</text:span></text:p>
      <text:p text:style-name="P8"><text:soft-page-break/>A casca do abacaxi oferece uma variedade de benefícios para a saúde e pode ser uma adição interessante à sua dieta. Aqui estão alguns dos principais benefícios:</text:p>
      <text:list xml:id="list1429896032" text:style-name="L1">
        <text:list-item>
          <text:p text:style-name="P17"><text:span text:style-name="Strong_20_Emphasis"><text:span text:style-name="T3">Rica em Fibras</text:span></text:span><text:span text:style-name="T3">: A casca do abacaxi é uma excelente fonte de fibras dietéticas, especialmente de pectina. As fibras são importantes para a saúde digestiva, ajudando a regular o trânsito intestinal e prevenir problemas como constipação.</text:span></text:p>
        </text:list-item>
        <text:list-item>
          <text:p text:style-name="P17"><text:span text:style-name="Strong_20_Emphasis"><text:span text:style-name="T3">Vitaminas e Minerais</text:span></text:span><text:span text:style-name="T3">: Contém vitaminas essenciais como vitamina C, que é um antioxidante poderoso que fortalece o sistema imunológico e ajuda na absorção de ferro. Além disso, é rica em vitaminas do complexo B (B1 e B6) e minerais como manganês, cobre e potássio, que desempenham papéis importantes em várias funções corporais, incluindo metabolismo e função muscular.</text:span></text:p>
        </text:list-item>
        <text:list-item>
          <text:p text:style-name="P17"><text:span text:style-name="Strong_20_Emphasis"><text:span text:style-name="T3">Propriedades Antioxidantes</text:span></text:span><text:span text:style-name="T3">: A presença de vitamina C e outros compostos antioxidantes na casca do abacaxi ajuda a combater os danos causados pelos radicais livres no corpo, reduzindo o risco de doenças crônicas e promovendo a saúde celular.</text:span></text:p>
        </text:list-item>
        <text:list-item>
          <text:p text:style-name="P17"><text:span text:style-name="Strong_20_Emphasis"><text:span text:style-name="T3">Potencial Anti-inflamatório</text:span></text:span><text:span text:style-name="T3">: Alguns estudos sugerem que certos compostos na casca do abacaxi podem ter </text:span><text:soft-page-break/><text:span text:style-name="T3">propriedades anti-inflamatórias, o que pode ser benéfico para reduzir a inflamação no corpo e apoiar a saúde geral.</text:span></text:p>
        </text:list-item>
        <text:list-item>
          <text:p text:style-name="P17"><text:span text:style-name="Strong_20_Emphasis"><text:span text:style-name="T3">Uso na Culinária e Redução de Desperdício</text:span></text:span><text:span text:style-name="T3">: Utilizar a casca do abacaxi na culinária não só adiciona nutrientes extras às suas refeições, mas também ajuda a reduzir o desperdício alimentar, aproveitando ao máximo todos os aspectos da fruta.</text:span></text:p>
        </text:list-item>
      </text:list>
      <text:p text:style-name="P15">É importante notar que, embora a casca do abacaxi ofereça benefícios significativos, é essencial lavá-la bem antes do consumo para remover quaisquer resíduos de pesticidas. Experimente incorporá-la de maneira criativa em suas receitas para desfrutar de todos esses benefícios para a saúde!</text:p>
      <text:p text:style-name="P19"/>
      <text:p text:style-name="P4">Malefícios:</text:p>
      <text:p text:style-name="P4"/>
      <text:p text:style-name="P12">Embora a casca do abacaxi possa oferecer benefícios nutricionais, também há alguns aspectos a considerar que podem ser potencialmente prejudiciais:</text:p>
      <text:list xml:id="list3042780579" text:style-name="L2">
        <text:list-item>
          <text:p text:style-name="P18"><text:span text:style-name="Strong_20_Emphasis"><text:span text:style-name="T3">Dificuldade de Digestão</text:span></text:span><text:span text:style-name="T2">: A casca do abacaxi é fibrosa e dura, o que pode torná-la difícil de digerir para algumas pessoas, especialmente se consumida em </text:span><text:soft-page-break/><text:span text:style-name="T2">grandes quantidades ou se não for processada adequadamente.</text:span></text:p>
        </text:list-item>
        <text:list-item>
          <text:p text:style-name="P18"><text:span text:style-name="Strong_20_Emphasis"><text:span text:style-name="T3">Contaminação por Pesticidas</text:span></text:span><text:span text:style-name="T2">: Como outras partes de frutas e vegetais, a casca do abacaxi pode conter resíduos de pesticidas usados ​​na sua produção. Isso pode representar um risco à saúde se não for adequadamente lavada antes do consumo, especialmente se não for orgânica.</text:span></text:p>
        </text:list-item>
        <text:list-item>
          <text:p text:style-name="P18"><text:span text:style-name="Strong_20_Emphasis"><text:span text:style-name="T3">Reações Alérgicas</text:span></text:span><text:span text:style-name="T2">: Algumas pessoas podem ser alérgicas a certos componentes presentes na casca do abacaxi. É importante estar ciente de possíveis reações alérgicas ao consumir a casca, especialmente se for a primeira vez que você a consome.</text:span></text:p>
        </text:list-item>
        <text:list-item>
          <text:p text:style-name="P18"><text:span text:style-name="Strong_20_Emphasis"><text:span text:style-name="T3">Potencial de Contaminação Microbiana</text:span></text:span><text:span text:style-name="T2">: Como a casca do abacaxi está em contato com o ambiente externo durante o crescimento e transporte, pode haver um risco de contaminação por micro-organismos patogênicos. Isso pode ser minimizado através de uma boa higienização antes do consumo.</text:span></text:p>
        </text:list-item>
        <text:list-item>
          <text:p text:style-name="P18"><text:span text:style-name="Strong_20_Emphasis"><text:span text:style-name="T3">Sabor e Textura Desagradáveis</text:span></text:span><text:span text:style-name="T2">: Para muitas pessoas, a casca do abacaxi pode ter um sabor amargo ou uma textura fibrosa e dura, o que pode tornar seu consumo menos agradável se não for preparada adequadamente.</text:span></text:p>
        </text:list-item>
      </text:list>
      <text:p text:style-name="P14">Em resumo, enquanto a casca do abacaxi pode oferecer benefícios nutricionais, é importante considerar esses <text:soft-page-break/>potenciais malefícios e tomar precauções adequadas ao consumi-la, especialmente em relação à higiene e à possibilidade de reações adversas.</text:p>
      <text:p text:style-name="P2"/>
      <text:p text:style-name="P4">Curiosidades:</text:p>
      <text:p text:style-name="P4"/>
      <text:p text:style-name="P12">A casca do abacaxi, muitas vezes ignorada e descartada, é na verdade uma parte da fruta que pode surpreender em termos de benefícios. Apesar de sua textura fibrosa e resistente, ela contém uma boa quantidade de fibras que são ótimas para a digestão. Além disso, é uma fonte de várias vitaminas essenciais, como a vitamina C, que ajuda na imunidade e na absorção de ferro, e minerais como manganês e cobre, importantes para o metabolismo.</text:p>
      <text:p text:style-name="P7">Na culinária, embora não seja tão comum, a casca do abacaxi pode ser utilizada de maneiras criativas. Pode ser cozida para fazer chá, transformada em compotas ou até mesmo adicionada em preparações salgadas para dar um toque diferente.</text:p>
      <text:p text:style-name="P7">No entanto, é crucial lembrar de lavar bem a casca antes de usar, especialmente se não for orgânica, para remover qualquer resíduo de pesticida que possa estar presente. Dessa forma, podemos aproveitar ao máximo todos os aspectos nutritivos dessa fruta tropical, reduzindo o desperdício alimentar ao mesmo tempo.</text:p>
      <text:p text:style-name="P5"><text:soft-page-break/>Em conclusão, a casca do abacaxi é mais do que apenas uma parte descartável da fruta. Ela é uma fonte valiosa de fibras, vitaminas e minerais, oferecendo benefícios nutricionais significativos quando incorporada de maneira criativa na culinária ou no cuidado pessoal. Seja como ingrediente em pratos exóticos, uma fonte de compostos anti-inflamatórios naturais, ou simplesmente como uma maneira de reduzir o desperdício alimentar, a casca do abacaxi merece nossa atenção e consideração. Ao explorar suas possibilidades, podemos não apenas ampliar nosso paladar, mas também abraçar uma abordagem mais consciente e sustentável para o consumo de aliment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ui-sans-serif" svg:font-family="ui-sans-serif, apple-system, system-ui, 'Segoe UI', Roboto, Ubuntu, Cantarell, 'Noto Sans', sans-serif, Helvetica, 'Apple Color Emoji', Arial,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3:55:14.314307745</meta:creation-date>
    <dc:date>2024-07-30T14:04:40.246555185</dc:date>
    <meta:editing-duration>PT9M26S</meta:editing-duration>
    <meta:editing-cycles>1</meta:editing-cycles>
    <meta:document-statistic meta:table-count="0" meta:image-count="0" meta:object-count="0" meta:page-count="6" meta:paragraph-count="25" meta:word-count="941" meta:character-count="6000" meta:non-whitespace-character-count="5091"/>
    <meta:generator>LibreOffice/7.0.6.2$Linux_X86_64 LibreOffice_project/144abb84a525d8e30c9dbbefa69cbbf2d8d4ae3b</meta:generator>
  </office:meta>
</office:document-meta>
</file>